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UTut: University Tu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Mendoza, John Dominic F., Segismundo, Julio Ismael C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7-2018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3">
            <text:p>10/17/2017</text:p>
          </table:table-cell>
          <table:table-cell office:value-type="string" table:style-name="ce4">
            <text:p>Julio Segismundo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number-rows-repeated="4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1">
            <text:p>U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nage User Account: The system should be able to allow the user to create, update, and view accounts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Create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0-S2</text:p>
          </table:table-cell>
          <table:table-cell office:value-type="string" table:style-name="ce1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S2</text:p>
          </table:table-cell>
          <table:table-cell office:value-type="string" table:style-name="ce1">
            <text:p>View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pdate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Create Account: The system should be able to let the user create an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All required information fille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All required information not fille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View Account: The system should be able to let the user view accounts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View own accou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Tutee views tutor's accou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2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Tutor views tutee's accou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Update Account: The system should be able to allow the user to <text:s/>change their account information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pdate success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pdate failur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Not own user profil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Cancel modification</text:p>
          </table:table-cell>
          <table:table-cell office:value-type="string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Change Class Schedule for the Current Semester: The system should allow the user to change their class schedule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pdate success</text:p>
          </table:table-cell>
          <table:table-cell office:value-type="string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Post Offer(s): The system should be able to let the user offer a tutorial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Offer tutorial successfu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1">
            <text:p>U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Find Tutor: The system should be able to let the user find a tutor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earch by subjec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earch by name</text:p>
          </table:table-cell>
          <table:table-cell office:value-type="string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earch by subject and name</text:p>
          </table:table-cell>
          <table:table-cell office:value-type="string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UC-5.0-S1</text:p>
          </table:table-cell>
          <table:table-cell office:value-type="string" table:style-name="ce1">
            <text:p>Use Case 5.0</text:p>
          </table:table-cell>
          <table:table-cell office:value-type="string" table:style-name="ce9">
            <text:p>Accept Tutee: The system should allow the user to accept a tutee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accepts a tute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UC-6.0-S1</text:p>
          </table:table-cell>
          <table:table-cell office:value-type="string" table:style-name="ce1">
            <text:p>Use Case 6.0</text:p>
          </table:table-cell>
          <table:table-cell office:value-type="string" table:style-name="ce9">
            <text:p>Tutorial Schedule: The system should allow tutor and tutee to propose a tutorial schedule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s propose tutorial schedule</text:p>
          </table:table-cell>
          <table:table-cell office:value-type="string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7.0-S1</text:p>
          </table:table-cell>
          <table:table-cell office:value-type="string" table:style-name="ce1">
            <text:p>Use Case 7.0</text:p>
          </table:table-cell>
          <table:table-cell office:value-type="string" table:style-name="ce9">
            <text:p>Accept/Reject Tutorial: The system should allow tutor and tutee to agree on a tutorial schedule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s accept/reject tutorial schedule</text:p>
          </table:table-cell>
          <table:table-cell office:value-type="string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UC-8.0-S1</text:p>
          </table:table-cell>
          <table:table-cell office:value-type="string" table:style-name="ce1">
            <text:p>Use Case 8.0</text:p>
          </table:table-cell>
          <table:table-cell office:value-type="string" table:style-name="ce9">
            <text:p>Write Review/Rating: The system should allow the user to write a review of a tutor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Tutee got a tutorial from selected tutor.</text:p>
          </table:table-cell>
          <table:table-cell office:value-type="string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8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Tutee did not get a tutorial from selected tutor.</text:p>
          </table:table-cell>
          <table:table-cell office:value-type="string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5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ES</meta:initial-creator>
    <dc:creator>JULES</dc:creator>
    <meta:creation-date>2014-10-28T09:19:00Z</meta:creation-date>
    <dc:date>2017-10-17T15:07:31Z</dc:date>
    <meta:editing-cycles>5</meta:editing-cycles>
    <meta:editing-duration>PT1977S</meta:editing-duration>
  </office:meta>
</office:document-meta>
</file>